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96.06mm" svg:height="106.36mm" style:rel-width="scale" style:rel-height="scale"><draw:object-ole xlink:href="OleObj1"/><draw:image xlink:href="ObjectReplacements/OleObj1"/></draw:frame><text:span text:style-name="T1"/></text:p>
      <text:p text:style-name="P2"><text:span text:style-name="T1">sudo apt-get install -y apt-transport-https ca-certificates curl</text:span></text:p>
      <text:p text:style-name="P3"><draw:frame text:anchor-type="as-char" svg:width="180.45mm" svg:height="75.67mm" style:rel-width="scale" style:rel-height="scale"><draw:object-ole xlink:href="OleObj2"/><draw:image xlink:href="ObjectReplacements/OleObj2"/></draw:frame><text:span text:style-name="T1"/></text:p>
      <text:p text:style-name="P4"><text:span text:style-name="T1"/></text:p>
      <text:p text:style-name="P4"><text:span text:style-name="T1">sudo curl -fsSLo /usr/share/keyrings/kubernetes-archive-keyring.gpg </text:span></text:p>
      <text:p text:style-name="P4"><text:a xlink:href="https://packages.cloud.google.com/apt/doc/apt-key.gpg"><text:span text:style-name="T2">https://packages.cloud.google.com/apt/doc/apt-key.gpg</text:span></text:a><text:span text:style-name="T3"/></text:p>
      <text:p text:style-name="P4"><text:span text:style-name="T3">echo "deb [signed-by=/usr/share/keyrings/kubernetes-archive-keyring.gpg] </text:span></text:p>
      <text:p text:style-name="P4"><text:a xlink:href="https://apt.kubernetes.io/"><text:span text:style-name="T4">https://apt.kubernetes.io/</text:span></text:a><text:span text:style-name="T5"><text:s/>kubernetes-xenial main" | sudo tee </text:span></text:p>
      <text:p text:style-name="P4"><text:span text:style-name="T5">/etc/apt/sources.list.d/kubernetes.list</text:span></text:p>
      <text:p text:style-name="P4"><text:span text:style-name="T5">sudo apt update</text:span></text:p>
      <text:p text:style-name="P4"><text:span text:style-name="T5">sudo apt-get install -y kubelet kubeadm kubectl</text:span></text:p>
      <text:p text:style-name="P5"><draw:frame text:anchor-type="as-char" svg:width="173.04mm" svg:height="38.10mm" style:rel-width="scale" style:rel-height="scale"><draw:object-ole xlink:href="OleObj3"/><draw:image xlink:href="ObjectReplacements/OleObj3"/></draw:frame><text:span text:style-name="T5"/></text:p>
      <text:p text:style-name="P6"><text:span text:style-name="T5"/></text:p>
      <text:p text:style-name="P6"><text:span text:style-name="T5">kubernetes installation :<text:s/></text:span><text:a xlink:href="https://kubernetes.io/docs/setup/production"><text:span text:style-name="T6">https://kubernetes.io/docs/setup/production</text:span></text:a><text:span text:style-name="T7"><text:s/>environment/tools/kubeadm/install-kubeadm/</text:span></text:p>
      <text:p text:style-name="P6"><text:span text:style-name="T7">kubeadm version : to check whether kubernetes have been installed or not.</text:span></text:p>
      <text:p text:style-name="P7"><draw:frame text:anchor-type="as-char" svg:width="179.39mm" svg:height="28.05mm" style:rel-width="scale" style:rel-height="scale"><draw:object-ole xlink:href="OleObj4"/><draw:image xlink:href="ObjectReplacements/OleObj4"/></draw:frame><text:span text:style-name="T7"/></text:p>
      <text:p text:style-name="P8"><text:span text:style-name="T7"/></text:p>
      <text:p text:style-name="P8"><text:span text:style-name="T7">to install a cluster : kubeadm ini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